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572cm" fo:margin-left="-1.381cm" table:align="left" style:writing-mode="lr-tb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6.107cm"/>
    </style:style>
    <style:style style:name="Table1.C" style:family="table-column">
      <style:table-column-properties style:column-width="3.778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4.5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1.205cm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Contents_20_Heading">
      <style:text-properties style:use-window-font-color="true" loext:opacity="0%" style:font-name="Liberation Serif" fo:background-color="transparent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907a36" officeooo:paragraph-rsid="00907a36"/>
    </style:style>
    <style:style style:name="P7" style:family="paragraph" style:parent-style-name="Heading_20_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paragraph-rsid="006abaa6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06d2ab7" officeooo:paragraph-rsid="006d2ab7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normal" officeooo:rsid="00755add" officeooo:paragraph-rsid="00755add" style:font-size-asian="14pt" style:font-weight-asian="normal" style:font-size-complex="14pt" style:font-weight-complex="normal"/>
    </style:style>
    <style:style style:name="P11" style:family="paragraph" style:parent-style-name="Heading_20_1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font-weight="normal" officeooo:rsid="0019e290" officeooo:paragraph-rsid="0038ceb4" style:font-size-asian="12.25pt" style:font-weight-asian="normal" style:font-size-complex="14pt" style:font-weight-complex="normal"/>
    </style:style>
    <style:style style:name="P13" style:family="paragraph" style:parent-style-name="Heading_20_1">
      <style:text-properties style:font-name="Liberation Serif" fo:font-size="14pt" fo:font-weight="normal" officeooo:rsid="00755add" officeooo:paragraph-rsid="00755add" style:font-size-asian="12.25pt" style:font-weight-asian="normal" style:font-size-complex="14pt" style:font-weight-complex="normal"/>
    </style:style>
    <style:style style:name="P14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language="ru" fo:country="RU" fo:font-weight="normal" officeooo:rsid="007f504c" officeooo:paragraph-rsid="00819d0a" style:font-size-asian="14pt" style:font-weight-asian="normal" style:font-size-complex="14pt" style:font-weight-complex="normal"/>
    </style:style>
    <style:style style:name="P15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language="ru" fo:country="RU" fo:font-weight="normal" officeooo:rsid="0087772a" officeooo:paragraph-rsid="0087772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30423b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522507" officeooo:paragraph-rsid="00522507" style:font-size-asian="14pt" style:font-size-complex="14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660747" officeooo:paragraph-rsid="00660747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c1150" officeooo:paragraph-rsid="008c1150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ce941" officeooo:paragraph-rsid="008ce941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ecb7e" officeooo:paragraph-rsid="008ecb7e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9c1467" officeooo:paragraph-rsid="009c1467" style:font-size-asian="14pt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9d606b" officeooo:paragraph-rsid="009d606b" style:font-size-asian="14pt" style:font-size-complex="14pt"/>
    </style:style>
    <style:style style:name="P2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font-style="normal" fo:font-weight="normal" officeooo:rsid="00907a36" officeooo:paragraph-rsid="00907a3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officeooo:rsid="00907a36" officeooo:paragraph-rsid="00907a36" style:font-size-asian="14pt" style:font-size-complex="14pt"/>
    </style:style>
    <style:style style:name="P3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officeooo:rsid="00925ee6" officeooo:paragraph-rsid="00925ee6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erif" fo:font-size="14pt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08d4a90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30423b" officeooo:paragraph-rsid="0030423b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352741" officeooo:paragraph-rsid="005938a5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6505d6" officeooo:paragraph-rsid="006505d6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8c1150" officeooo:paragraph-rsid="008c1150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8ce941" officeooo:paragraph-rsid="008ce941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8ce941" officeooo:paragraph-rsid="008d4a90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8d4a90" officeooo:paragraph-rsid="008d4a90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8ecb7e" officeooo:paragraph-rsid="008ecb7e" style:font-size-asian="14pt" style:font-size-complex="14pt"/>
    </style:style>
    <style:style style:name="P43" style:family="paragraph" style:parent-style-name="Text_20_body">
      <style:paragraph-properties style:line-height-at-least="0.019cm"/>
      <style:text-properties style:font-name="Liberation Serif" fo:font-size="14pt" officeooo:paragraph-rsid="001f068f" style:font-size-asian="14pt" style:font-size-complex="14pt"/>
    </style:style>
    <style:style style:name="P44" style:family="paragraph" style:parent-style-name="Text_20_body">
      <style:paragraph-properties style:line-height-at-least="0.019cm"/>
      <style:text-properties style:font-name="Liberation Serif" fo:font-size="14pt" officeooo:paragraph-rsid="00424947" style:font-size-asian="14pt" style:font-size-complex="14pt"/>
    </style:style>
    <style:style style:name="P45" style:family="paragraph" style:parent-style-name="Text_20_body">
      <style:paragraph-properties style:line-height-at-least="0.019cm"/>
      <style:text-properties style:font-name="Liberation Serif" fo:font-size="14pt" officeooo:rsid="00411906" officeooo:paragraph-rsid="00411906" style:font-size-asian="14pt" style:font-size-complex="14pt"/>
    </style:style>
    <style:style style:name="P46" style:family="paragraph" style:parent-style-name="Text_20_body">
      <style:paragraph-properties style:line-height-at-least="0.019cm"/>
      <style:text-properties style:font-name="Liberation Serif" fo:font-size="14pt" officeooo:rsid="008560dc" officeooo:paragraph-rsid="008560dc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9c1467" officeooo:paragraph-rsid="009c1467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32fd33" officeooo:paragraph-rsid="0032fd33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6f5c03" officeooo:paragraph-rsid="006f5c03" style:font-size-asian="14pt" style:font-size-complex="14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55f4ed" officeooo:paragraph-rsid="0055f4ed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5938a5" officeooo:paragraph-rsid="005938a5" style:font-size-asian="14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5b4739" officeooo:paragraph-rsid="005b4739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352741" officeooo:paragraph-rsid="0064c083" style:font-size-asian="14pt" style:font-size-complex="14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352741" officeooo:paragraph-rsid="005d600c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698bd3" officeooo:paragraph-rsid="00698bd3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c1150" officeooo:paragraph-rsid="008c1150" style:font-size-asian="14pt" style:font-size-complex="14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ce941" officeooo:paragraph-rsid="008ce941" style:font-size-asian="14pt" style:font-size-complex="14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d4a90" officeooo:paragraph-rsid="008d4a90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ecb7e" officeooo:paragraph-rsid="008ecb7e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99c25b" officeooo:paragraph-rsid="0099c25b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9d606b" officeooo:paragraph-rsid="009d606b" style:font-size-asian="14pt" style:font-size-complex="14pt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66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73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7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698bd3" officeooo:paragraph-rsid="00698bd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698bd3" officeooo:paragraph-rsid="008ecb7e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2f9743" officeooo:paragraph-rsid="00698bd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ce941" officeooo:paragraph-rsid="008d4a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ecb7e" officeooo:paragraph-rsid="008ecb7e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c1467" officeooo:paragraph-rsid="009c146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d606b" officeooo:paragraph-rsid="009d606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6abaa6" officeooo:paragraph-rsid="006abaa6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2817ca" officeooo:paragraph-rsid="006abaa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280545" officeooo:paragraph-rsid="006abaa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Text_20_body">
      <style:paragraph-properties style:line-height-at-least="0.019cm"/>
      <style:text-properties fo:color="#000000" loext:opacity="100%" style:font-name="Liberation Serif" fo:font-size="14pt" fo:language="ru" fo:country="RU" officeooo:rsid="001f068f" officeooo:paragraph-rsid="001f068f" style:font-size-asian="14pt" style:font-size-complex="14pt"/>
    </style:style>
    <style:style style:name="P88" style:family="paragraph" style:parent-style-name="Text_20_body">
      <style:paragraph-properties style:line-height-at-least="0.019cm"/>
      <style:text-properties fo:color="#000000" loext:opacity="100%" style:font-name="Liberation Serif" fo:font-size="14pt" fo:language="ru" fo:country="RU" officeooo:rsid="001f068f" officeooo:paragraph-rsid="00424947" style:font-size-asian="14pt" style:font-size-complex="14pt"/>
    </style:style>
    <style:style style:name="P89" style:family="paragraph" style:parent-style-name="Text_20_body">
      <style:paragraph-properties style:line-height-at-least="0.019cm"/>
      <style:text-properties fo:color="#000000" loext:opacity="100%" style:font-name="Liberation Serif" fo:font-size="14pt" fo:language="ru" fo:country="RU" officeooo:rsid="00411906" officeooo:paragraph-rsid="00411906" style:font-size-asian="14pt" style:font-size-complex="14pt"/>
    </style:style>
    <style:style style:name="P90" style:family="paragraph" style:parent-style-name="Text_20_body">
      <style:paragraph-properties style:line-height-at-least="0.019cm"/>
      <style:text-properties fo:color="#000000" loext:opacity="100%" style:font-name="Liberation Serif" fo:font-size="14pt" fo:language="ru" fo:country="RU" officeooo:rsid="00819d0a" officeooo:paragraph-rsid="00819d0a" style:font-size-asian="14pt" style:font-size-complex="14pt"/>
    </style:style>
    <style:style style:name="P91" style:family="paragraph" style:parent-style-name="List_20_Paragraph">
      <style:paragraph-properties fo:margin-left="0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92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en" fo:country="US" fo:font-weight="normal" officeooo:rsid="001d1a89" officeooo:paragraph-rsid="0042494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en" fo:country="US" fo:font-weight="normal" officeooo:rsid="0087772a" officeooo:paragraph-rsid="0087772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4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en" fo:country="US" fo:font-weight="normal" officeooo:rsid="00819d0a" officeooo:paragraph-rsid="00819d0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font-weight="normal" officeooo:rsid="008c1150" officeooo:paragraph-rsid="008c1150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style:line-height-at-least="0.019cm" fo:text-align="start" style:justify-single-word="false"/>
      <style:text-properties fo:color="#000000" loext:opacity="100%" style:font-name="Liberation Mono" fo:font-size="14pt" fo:font-weight="normal" officeooo:paragraph-rsid="00424947" fo:background-color="#b4c7dc" style:font-size-asian="14pt" style:font-size-complex="14pt"/>
    </style:style>
    <style:style style:name="P97" style:family="paragraph" style:parent-style-name="Standard">
      <style:paragraph-properties style:line-height-at-least="0.019cm" fo:text-align="start" style:justify-single-word="false"/>
      <style:text-properties fo:color="#000000" loext:opacity="100%" style:font-name="Liberation Mono" fo:font-size="14pt" fo:font-weight="normal" officeooo:paragraph-rsid="00819d0a" fo:background-color="#b4c7dc" style:font-size-asian="14pt" style:font-size-complex="14pt"/>
    </style:style>
    <style:style style:name="P9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2pt" fo:language="en" fo:country="US" fo:font-weight="normal" officeooo:rsid="009d606b" officeooo:paragraph-rsid="009d839a" fo:background-color="transparent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99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2pt" fo:font-weight="normal" fo:background-color="transparent" style:font-size-asian="12pt" style:font-size-complex="12pt"/>
    </style:style>
    <style:style style:name="P100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2pt" fo:font-weight="normal" officeooo:paragraph-rsid="009d839a" fo:background-color="transparent" style:font-size-asian="12pt" style:font-size-complex="12pt"/>
    </style:style>
    <style:style style:name="P101" style:family="paragraph" style:parent-style-name="Heading_20_1">
      <style:text-properties style:font-name="Liberation Serif" fo:font-size="14pt" fo:font-weight="normal" officeooo:paragraph-rsid="004e7a3a" style:font-size-asian="14pt" style:font-weight-asian="normal" style:font-size-complex="14pt" style:font-weight-complex="normal"/>
    </style:style>
    <style:style style:name="P102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103" style:family="paragraph" style:parent-style-name="List_20_Paragraph" style:list-style-name="L2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04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05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1918" officeooo:paragraph-rsid="00771918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106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7" style:family="paragraph" style:parent-style-name="List_20_Paragraph" style:list-style-name="L2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5e806a" officeooo:paragraph-rsid="005e806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8" style:family="paragraph" style:parent-style-name="List_20_Paragraph" style:list-style-name="L2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c1467" officeooo:paragraph-rsid="009cb3c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9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89fbc8" officeooo:paragraph-rsid="0089fbc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0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en" fo:country="US" fo:font-weight="normal" officeooo:rsid="00884e04" officeooo:paragraph-rsid="0089fbc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1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en" fo:country="US" fo:font-weight="normal" officeooo:rsid="008ba131" officeooo:paragraph-rsid="008ba13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2" style:family="paragraph" style:parent-style-name="List_20_Paragraph" style:list-style-name="L1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en" fo:country="US" fo:font-weight="normal" officeooo:rsid="009d606b" officeooo:paragraph-rsid="009d606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3" style:family="paragraph" style:parent-style-name="List_20_Paragraph" style:list-style-name="L1">
      <style:paragraph-properties fo:margin-left="0cm" fo:margin-right="0cm" fo:margin-top="0.423cm" fo:margin-bottom="0cm" style:contextual-spacing="tru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00000" loext:opacity="100%" style:font-name="Liberation Serif" fo:font-size="11pt" fo:language="en" fo:country="US" style:text-underline-style="solid" style:text-underline-width="auto" style:text-underline-color="font-color" fo:font-weight="bold" officeooo:rsid="009d606b" officeooo:paragraph-rsid="009f0fba" style:font-name-asian="Times New Roman" style:font-size-asian="11pt" style:language-asian="ru" style:country-asian="RU" style:font-weight-asian="bold" style:font-name-complex="Times New Roman" style:font-size-complex="11pt" style:font-weight-complex="bold"/>
    </style:style>
    <style:style style:name="P114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1b4fb0" style:font-size-asian="12.25pt" style:font-weight-asian="normal" style:font-size-complex="14pt" style:font-weight-complex="normal"/>
    </style:style>
    <style:style style:name="P115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1b4fb0" style:font-size-asian="14pt" style:font-weight-asian="normal" style:font-size-complex="14pt" style:font-weight-complex="normal"/>
    </style:style>
    <style:style style:name="P116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style:font-name="Liberation Serif" fo:font-size="14pt" fo:font-weight="normal" officeooo:rsid="00208f20" officeooo:paragraph-rsid="0089fbc8" style:font-size-asian="14pt" style:font-weight-asian="normal" style:font-size-complex="14pt" style:font-weight-complex="normal"/>
    </style:style>
    <style:style style:name="P117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style:font-name="Liberation Serif" fo:font-size="14pt" fo:font-weight="normal" officeooo:rsid="008ba131" officeooo:paragraph-rsid="008ba131" style:font-size-asian="14pt" style:font-weight-asian="normal" style:font-size-complex="14pt" style:font-weight-complex="normal"/>
    </style:style>
    <style:style style:name="P118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19" style:family="paragraph" style:parent-style-name="List_20_Paragraph" style:list-style-name="L2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fo:font-size="14pt" officeooo:paragraph-rsid="003f3dec" style:font-size-asian="14pt" style:font-size-complex="14pt"/>
    </style:style>
    <style:style style:name="P120" style:family="paragraph" style:parent-style-name="List_20_Paragraph" style:list-style-name="L2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fo:font-size="14pt" officeooo:paragraph-rsid="003c4add" style:font-size-asian="14pt" style:font-size-complex="14pt"/>
    </style:style>
    <style:style style:name="P121" style:family="paragraph" style:parent-style-name="List_20_Paragraph" style:list-style-name="L2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fo:font-size="14pt" officeooo:rsid="003c4add" officeooo:paragraph-rsid="003c4add" style:font-size-asian="14pt" style:font-size-complex="14pt"/>
    </style:style>
    <style:style style:name="P122" style:family="paragraph" style:parent-style-name="List_20_Paragraph" style:list-style-name="L1">
      <style:paragraph-properties fo:margin-top="0.423cm" fo:margin-bottom="0cm" style:contextual-spacing="true" fo:text-align="start" style:justify-single-word="false"/>
      <style:text-properties style:font-name="Liberation Serif" fo:font-size="14pt" officeooo:paragraph-rsid="00208f20" style:font-size-asian="14pt" style:font-size-complex="14pt"/>
    </style:style>
    <style:style style:name="P123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5pt" fo:font-weight="normal" officeooo:rsid="001b4fb0" officeooo:paragraph-rsid="00776dca" style:font-size-asian="13.1000003814697pt" style:font-weight-asian="normal" style:font-size-complex="15pt" style:font-weight-complex="normal"/>
    </style:style>
    <style:style style:name="P125" style:family="paragraph" style:parent-style-name="Standard" style:list-style-name="L1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Mono" fo:font-size="12pt" fo:language="en" fo:country="US" fo:font-weight="normal" officeooo:rsid="009d606b" officeooo:paragraph-rsid="009d606b" fo:background-color="transparent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9c1467" officeooo:paragraph-rsid="009c1467" style:font-size-asian="14pt" style:font-size-complex="14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a1cc64" officeooo:paragraph-rsid="00a1cc64" style:font-size-asian="14pt" style:font-size-complex="14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a1cc64" officeooo:paragraph-rsid="00a1cc64" style:font-size-asian="14pt" style:font-size-complex="14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a1cc64" officeooo:paragraph-rsid="00a1cc64" style:font-size-asian="14pt" style:font-size-complex="14pt"/>
    </style:style>
    <style:style style:name="P130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a1cc64" officeooo:paragraph-rsid="00a1cc6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" style:family="text">
      <style:text-properties fo:color="#000000" loext:opacity="100%" fo:language="ru" fo:country="RU"/>
    </style:style>
    <style:style style:name="T2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4" style:family="text">
      <style:text-properties fo:color="#000000" loext:opacity="100%" fo:language="ru" fo:country="RU" officeooo:rsid="0072a047" style:font-name-asian="Times New Roman" style:language-asian="ru" style:country-asian="RU" style:font-name-complex="Times New Roman"/>
    </style:style>
    <style:style style:name="T5" style:family="text">
      <style:text-properties fo:color="#000000" loext:opacity="100%" fo:language="ru" fo:country="RU" officeooo:rsid="00746f69" style:font-name-asian="Times New Roman" style:language-asian="ru" style:country-asian="RU" style:font-name-complex="Times New Roman"/>
    </style:style>
    <style:style style:name="T6" style:family="text">
      <style:text-properties fo:color="#000000" loext:opacity="100%" fo:language="ru" fo:country="RU" officeooo:rsid="00755add" style:font-name-asian="Times New Roman" style:language-asian="ru" style:country-asian="RU" style:font-name-complex="Times New Roman"/>
    </style:style>
    <style:style style:name="T7" style:family="text">
      <style:text-properties fo:color="#000000" loext:opacity="100%" fo:language="ru" fo:country="RU" officeooo:rsid="00771918" style:font-name-asian="Times New Roman" style:language-asian="ru" style:country-asian="RU" style:font-name-complex="Times New Roman"/>
    </style:style>
    <style:style style:name="T8" style:family="text">
      <style:text-properties fo:color="#000000" loext:opacity="100%" fo:language="ru" fo:country="RU" officeooo:rsid="00776dca" style:font-name-asian="Times New Roman" style:language-asian="ru" style:country-asian="RU" style:font-name-complex="Times New Roman"/>
    </style:style>
    <style:style style:name="T9" style:family="text">
      <style:text-properties fo:color="#000000" loext:opacity="100%" fo:language="ru" fo:country="RU" officeooo:rsid="0077cffe" style:font-name-asian="Times New Roman" style:language-asian="ru" style:country-asian="RU" style:font-name-complex="Times New Roman"/>
    </style:style>
    <style:style style:name="T10" style:family="text">
      <style:text-properties fo:color="#000000" loext:opacity="100%" fo:language="ru" fo:country="RU" officeooo:rsid="00884e04" style:font-name-asian="Times New Roman" style:language-asian="ru" style:country-asian="RU" style:font-name-complex="Times New Roman"/>
    </style:style>
    <style:style style:name="T11" style:family="text">
      <style:text-properties fo:color="#000000" loext:opacity="100%" fo:language="ru" fo:country="RU" officeooo:rsid="00907a36" style:font-name-asian="Times New Roman" style:language-asian="ru" style:country-asian="RU" style:font-name-complex="Times New Roman"/>
    </style:style>
    <style:style style:name="T12" style:family="text">
      <style:text-properties fo:color="#000000" loext:opacity="100%" fo:language="ru" fo:country="RU" officeooo:rsid="0099c25b" style:font-name-asian="Times New Roman" style:language-asian="ru" style:country-asian="RU" style:font-name-complex="Times New Roman"/>
    </style:style>
    <style:style style:name="T13" style:family="text">
      <style:text-properties fo:color="#000000" loext:opacity="100%" fo:language="ru" fo:country="RU" officeooo:rsid="009b252f" style:font-name-asian="Times New Roman" style:language-asian="ru" style:country-asian="RU" style:font-name-complex="Times New Roman"/>
    </style:style>
    <style:style style:name="T14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15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16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17" style:family="text">
      <style:text-properties fo:color="#000000" loext:opacity="100%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18" style:family="text">
      <style:text-properties fo:color="#000000" loext:opacity="100%" fo:language="ru" fo:country="RU" fo:font-weight="normal" officeooo:rsid="002f9743" style:font-name-asian="Times New Roman" style:language-asian="ru" style:country-asian="RU" style:font-weight-asian="normal" style:font-name-complex="Times New Roman" style:font-weight-complex="normal"/>
    </style:style>
    <style:style style:name="T19" style:family="text">
      <style:text-properties fo:color="#000000" loext:opacity="100%" fo:language="ru" fo:country="RU" fo:font-weight="normal" officeooo:rsid="003c4add" style:font-name-asian="Times New Roman" style:language-asian="ru" style:country-asian="RU" style:font-weight-asian="normal" style:font-name-complex="Times New Roman" style:font-weight-complex="normal"/>
    </style:style>
    <style:style style:name="T20" style:family="text">
      <style:text-properties fo:color="#000000" loext:opacity="100%" fo:language="ru" fo:country="RU" fo:font-weight="normal" officeooo:rsid="002ce9a5" style:font-name-asian="Times New Roman" style:language-asian="ru" style:country-asian="RU" style:font-weight-asian="normal" style:font-name-complex="Times New Roman" style:font-weight-complex="normal"/>
    </style:style>
    <style:style style:name="T21" style:family="text">
      <style:text-properties fo:color="#000000" loext:opacity="100%" fo:language="ru" fo:country="RU" fo:font-weight="normal" officeooo:rsid="002d1a8c" style:font-name-asian="Times New Roman" style:language-asian="ru" style:country-asian="RU" style:font-weight-asian="normal" style:font-name-complex="Times New Roman" style:font-weight-complex="normal"/>
    </style:style>
    <style:style style:name="T22" style:family="text">
      <style:text-properties fo:color="#000000" loext:opacity="100%" fo:language="ru" fo:country="RU" fo:font-weight="normal" officeooo:rsid="00424947" style:font-name-asian="Times New Roman" style:language-asian="ru" style:country-asian="RU" style:font-weight-asian="normal" style:font-name-complex="Times New Roman" style:font-weight-complex="normal"/>
    </style:style>
    <style:style style:name="T23" style:family="text">
      <style:text-properties fo:color="#000000" loext:opacity="100%" fo:language="ru" fo:country="RU" fo:font-weight="normal" officeooo:rsid="00208f20" style:font-name-asian="Times New Roman" style:language-asian="ru" style:country-asian="RU" style:font-weight-asian="normal" style:font-name-complex="Times New Roman" style:font-weight-complex="normal"/>
    </style:style>
    <style:style style:name="T24" style:family="text">
      <style:text-properties fo:color="#000000" loext:opacity="100%" fo:language="ru" fo:country="RU" fo:font-weight="normal" officeooo:rsid="006c1ca2" style:font-name-asian="Times New Roman" style:language-asian="ru" style:country-asian="RU" style:font-weight-asian="normal" style:font-name-complex="Times New Roman" style:font-weight-complex="normal"/>
    </style:style>
    <style:style style:name="T25" style:family="text">
      <style:text-properties fo:color="#000000" loext:opacity="100%" fo:language="ru" fo:country="RU" fo:font-weight="normal" officeooo:rsid="0077cffe" style:font-name-asian="Times New Roman" style:language-asian="ru" style:country-asian="RU" style:font-weight-asian="normal" style:font-name-complex="Times New Roman" style:font-weight-complex="normal"/>
    </style:style>
    <style:style style:name="T26" style:family="text">
      <style:text-properties fo:color="#000000" loext:opacity="100%" fo:language="ru" fo:country="RU" fo:font-weight="normal" officeooo:rsid="007b54a9" style:font-name-asian="Times New Roman" style:language-asian="ru" style:country-asian="RU" style:font-weight-asian="normal" style:font-name-complex="Times New Roman" style:font-weight-complex="normal"/>
    </style:style>
    <style:style style:name="T27" style:family="text">
      <style:text-properties fo:color="#000000" loext:opacity="100%" fo:language="ru" fo:country="RU" fo:font-weight="normal" officeooo:rsid="007c1688" style:font-name-asian="Times New Roman" style:language-asian="ru" style:country-asian="RU" style:font-weight-asian="normal" style:font-name-complex="Times New Roman" style:font-weight-complex="normal"/>
    </style:style>
    <style:style style:name="T28" style:family="text">
      <style:text-properties fo:color="#000000" loext:opacity="100%" fo:language="ru" fo:country="RU" fo:font-weight="normal" officeooo:rsid="007df6d3" style:font-name-asian="Times New Roman" style:language-asian="ru" style:country-asian="RU" style:font-weight-asian="normal" style:font-name-complex="Times New Roman" style:font-weight-complex="normal"/>
    </style:style>
    <style:style style:name="T29" style:family="text">
      <style:text-properties fo:color="#000000" loext:opacity="100%" fo:language="ru" fo:country="RU" fo:font-style="normal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loext:opacity="100%" fo:language="ru" fo:country="RU" fo:font-style="normal" fo:font-weight="normal" officeooo:rsid="002f9743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loext:opacity="100%" fo:language="ru" fo:country="RU" fo:font-style="normal" fo:font-weight="normal" officeooo:rsid="003c4add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fo:color="#000000" loext:opacity="100%" fo:language="ru" fo:country="RU" fo:font-style="normal" fo:font-weight="normal" officeooo:rsid="002817ca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loext:opacity="100%" fo:language="ru" fo:country="RU" fo:font-style="normal" fo:font-weight="normal" officeooo:rsid="006d2ab7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4" style:family="text">
      <style:text-properties fo:color="#000000" loext:opacity="100%" fo:language="ru" fo:country="RU" fo:font-style="normal" fo:font-weight="normal" officeooo:rsid="0079080f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5" style:family="text">
      <style:text-properties fo:color="#000000" loext:opacity="100%" fo:language="ru" fo:country="RU" fo:font-style="normal" fo:font-weight="normal" officeooo:rsid="0079f55e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6" style:family="text">
      <style:text-properties fo:color="#000000" loext:opacity="100%" fo:language="ru" fo:country="RU" fo:font-style="normal" fo:font-weight="normal" officeooo:rsid="009282b5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fo:color="#000000" loext:opacity="100%" fo:language="ru" fo:country="RU" officeooo:rsid="00411906"/>
    </style:style>
    <style:style style:name="T38" style:family="text">
      <style:text-properties fo:color="#000000" loext:opacity="100%" fo:language="ru" fo:country="RU" officeooo:rsid="00819d0a"/>
    </style:style>
    <style:style style:name="T39" style:family="text">
      <style:text-properties fo:color="#000000" loext:opacity="100%" fo:language="ru" fo:country="RU" officeooo:rsid="008560dc"/>
    </style:style>
    <style:style style:name="T40" style:family="text">
      <style:text-properties fo:color="#000000" loext:opacity="100%" fo:language="en" fo:country="US" style:font-name-asian="Times New Roman" style:language-asian="ru" style:country-asian="RU" style:font-name-complex="Times New Roman"/>
    </style:style>
    <style:style style:name="T41" style:family="text">
      <style:text-properties fo:color="#000000" loext:opacity="100%" fo:language="en" fo:country="US" officeooo:rsid="001b4fb0" style:font-name-asian="Times New Roman" style:language-asian="ru" style:country-asian="RU" style:font-name-complex="Times New Roman"/>
    </style:style>
    <style:style style:name="T42" style:family="text">
      <style:text-properties fo:color="#000000" loext:opacity="100%" fo:language="en" fo:country="US" officeooo:rsid="00819d0a" style:font-name-asian="Times New Roman" style:language-asian="ru" style:country-asian="RU" style:font-name-complex="Times New Roman"/>
    </style:style>
    <style:style style:name="T43" style:family="text">
      <style:text-properties fo:color="#000000" loext:opacity="100%" fo:language="en" fo:country="US" officeooo:rsid="00411906"/>
    </style:style>
    <style:style style:name="T44" style:family="text">
      <style:text-properties fo:color="#000000" loext:opacity="100%" fo:language="en" fo:country="US" officeooo:rsid="001f068f"/>
    </style:style>
    <style:style style:name="T45" style:family="text">
      <style:text-properties fo:color="#000000" loext:opacity="100%" fo:language="en" fo:country="US" officeooo:rsid="00424947"/>
    </style:style>
    <style:style style:name="T46" style:family="text">
      <style:text-properties fo:color="#000000" loext:opacity="100%" fo:language="en" fo:country="US" officeooo:rsid="00819d0a"/>
    </style:style>
    <style:style style:name="T47" style:family="text">
      <style:text-properties fo:color="#000000" loext:opacity="100%" fo:language="en" fo:country="US" fo:font-weight="normal" officeooo:rsid="009d606b" style:font-name-asian="Times New Roman" style:language-asian="ru" style:country-asian="RU" style:font-weight-asian="normal" style:font-name-complex="Times New Roman" style:font-weight-complex="normal"/>
    </style:style>
    <style:style style:name="T48" style:family="text">
      <style:text-properties fo:color="#000000" loext:opacity="100%" fo:font-size="14pt" fo:language="ru" fo:country="RU" officeooo:rsid="00755add" style:font-name-asian="Times New Roman" style:font-size-asian="12.25pt" style:language-asian="ru" style:country-asian="RU" style:font-name-complex="Times New Roman" style:font-size-complex="14pt"/>
    </style:style>
    <style:style style:name="T49" style:family="text">
      <style:text-properties fo:color="#000000" loext:opacity="100%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T50" style:family="text">
      <style:text-properties fo:color="#000000" loext:opacity="100%" fo:font-size="14pt" fo:language="ru" fo:country="RU" officeooo:rsid="00776dca" style:font-name-asian="Times New Roman" style:font-size-asian="14pt" style:language-asian="ru" style:country-asian="RU" style:font-name-complex="Times New Roman" style:font-size-complex="14pt"/>
    </style:style>
    <style:style style:name="T51" style:family="text">
      <style:text-properties fo:color="#000000" loext:opacity="100%" fo:font-size="14pt" fo:language="ru" fo:country="RU" officeooo:rsid="00755add" style:font-name-asian="Times New Roman" style:font-size-asian="14pt" style:language-asian="ru" style:country-asian="RU" style:font-name-complex="Times New Roman" style:font-size-complex="14pt"/>
    </style:style>
    <style:style style:name="T52" style:family="text">
      <style:text-properties fo:color="#000000" loext:opacity="100%" fo:font-size="14pt" fo:language="ru" fo:country="RU" officeooo:rsid="00771918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fo:color="#000000" loext:opacity="100%" style:font-name-asian="Times New Roman" style:language-asian="ru" style:country-asian="RU" style:font-name-complex="Times New Roman"/>
    </style:style>
    <style:style style:name="T54" style:family="text">
      <style:text-properties fo:color="#000000" loext:opacity="100%" officeooo:rsid="003f63f2" style:font-name-asian="Times New Roman" style:language-asian="ru" style:country-asian="RU" style:font-name-complex="Times New Roman"/>
    </style:style>
    <style:style style:name="T55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56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57" style:family="text">
      <style:text-properties fo:color="#000000" loext:opacity="100%" style:text-position="super 58%" fo:language="ru" fo:country="RU" style:font-name-asian="Times New Roman" style:language-asian="ru" style:country-asian="RU" style:font-name-complex="Times New Roman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31292b"/>
    </style:style>
    <style:style style:name="T60" style:family="text">
      <style:text-properties fo:language="ru" fo:country="RU" officeooo:rsid="005d600c"/>
    </style:style>
    <style:style style:name="T61" style:family="text">
      <style:text-properties officeooo:rsid="006abaa6"/>
    </style:style>
    <style:style style:name="T62" style:family="text">
      <style:text-properties officeooo:rsid="006f5c03"/>
    </style:style>
    <style:style style:name="T63" style:family="text">
      <style:text-properties fo:font-size="12pt" fo:language="ru" fo:country="RU" style:font-name-asian="Times New Roman" style:font-size-asian="12pt" style:font-name-complex="Times New Roman"/>
    </style:style>
    <style:style style:name="T64" style:family="text">
      <style:text-properties fo:font-size="12pt" style:font-name-asian="Times New Roman" style:font-size-asian="12pt" style:font-name-complex="Times New Roman"/>
    </style:style>
    <style:style style:name="T65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66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67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68" style:family="text">
      <style:text-properties fo:font-size="14pt" fo:language="ru" fo:country="RU" officeooo:rsid="00974446" style:font-name-asian="Times New Roman" style:font-size-asian="14pt" style:font-name-complex="Times New Roman" style:font-size-complex="14pt" style:font-weight-complex="bold"/>
    </style:style>
    <style:style style:name="T69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70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71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72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73" style:family="text">
      <style:text-properties style:font-name="Liberation Serif" fo:background-color="transparent" loext:char-shading-value="0"/>
    </style:style>
    <style:style style:name="T74" style:family="text">
      <style:text-properties style:font-name="Liberation Serif" officeooo:rsid="00907a36" fo:background-color="transparent" loext:char-shading-value="0"/>
    </style:style>
    <style:style style:name="T75" style:family="text">
      <style:text-properties style:font-name="Liberation Serif" officeooo:rsid="009f0fba" fo:background-color="transparent" loext:char-shading-value="0"/>
    </style:style>
    <style:style style:name="T76" style:family="text">
      <style:text-properties style:font-name="Liberation Serif" fo:font-size="14pt" style:font-size-asian="14pt" style:font-size-complex="14pt"/>
    </style:style>
    <style:style style:name="T77" style:family="text">
      <style:text-properties style:font-name="Liberation Serif" fo:font-size="14pt" officeooo:rsid="009d839a" style:font-size-asian="14pt" style:font-size-complex="14pt"/>
    </style:style>
    <style:style style:name="T78" style:family="text">
      <style:text-properties style:font-name="Liberation Serif" fo:font-size="14pt" fo:language="en" fo:country="US" officeooo:rsid="009d606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9" style:family="text">
      <style:text-properties style:font-name="Liberation Serif" fo:font-size="14pt" fo:language="en" fo:country="US" officeooo:rsid="009d839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80" style:family="text">
      <style:text-properties officeooo:rsid="0077cffe"/>
    </style:style>
    <style:style style:name="T81" style:family="text">
      <style:text-properties officeooo:rsid="007e39f7"/>
    </style:style>
    <style:style style:name="T82" style:family="text">
      <style:text-properties officeooo:rsid="008c1150"/>
    </style:style>
    <style:style style:name="T83" style:family="text">
      <style:text-properties officeooo:rsid="008ce941"/>
    </style:style>
    <style:style style:name="T84" style:family="text">
      <style:text-properties officeooo:rsid="008d4a90"/>
    </style:style>
    <style:style style:name="T85" style:family="text">
      <style:text-properties officeooo:rsid="008ecb7e"/>
    </style:style>
    <style:style style:name="T86" style:family="text">
      <style:text-properties officeooo:rsid="00907a36"/>
    </style:style>
    <style:style style:name="T87" style:family="text">
      <style:text-properties officeooo:rsid="0098fb1a"/>
    </style:style>
    <style:style style:name="T88" style:family="text">
      <style:text-properties officeooo:rsid="0099c25b"/>
    </style:style>
    <style:style style:name="T89" style:family="text">
      <style:text-properties officeooo:rsid="005e806a"/>
    </style:style>
    <style:style style:name="T90" style:family="text">
      <style:text-properties officeooo:rsid="009cb3c9"/>
    </style:style>
    <style:style style:name="T91" style:family="text">
      <style:text-properties fo:language="en" fo:country="US" officeooo:rsid="009d606b" style:font-name-asian="Times New Roman" style:language-asian="ru" style:country-asian="RU" style:font-weight-asian="normal" style:font-name-complex="Times New Roman" style:font-weight-complex="normal"/>
    </style:style>
    <style:style style:name="T92" style:family="text">
      <style:text-properties fo:language="en" fo:country="US" officeooo:rsid="009d606b" fo:background-color="#b4c7dc" loext:char-shading-value="0" style:font-name-asian="Times New Roman" style:language-asian="ru" style:country-asian="RU" style:font-weight-asian="normal" style:font-name-complex="Times New Roman" style:font-weight-complex="normal"/>
    </style:style>
    <style:style style:name="T93" style:family="text">
      <style:text-properties fo:background-color="#b4c7dc" loext:char-shading-value="0"/>
    </style:style>
    <style:style style:name="T94" style:family="text">
      <style:text-properties officeooo:rsid="009f0fba" fo:background-color="transparent" loext:char-shading-value="0"/>
    </style:style>
    <style:style style:name="T95" style:family="text">
      <style:text-properties officeooo:rsid="00907a36" fo:background-color="transparent" loext:char-shading-value="0"/>
    </style:style>
    <style:style style:name="T96" style:family="text">
      <style:text-properties officeooo:rsid="00a1cc64"/>
    </style:style>
    <style:style style:name="T97" style:family="text">
      <style:text-properties officeooo:rsid="00a22c1f"/>
    </style:style>
    <style:style style:name="T98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2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65">Министерство науки и высшего образования Российской Федерации</text:p>
            <text:p text:style-name="P65">Федеральное государственное бюджетное образовательное учреждение </text:p>
            <text:p text:style-name="P65">высшего образования</text:p>
            <text:p text:style-name="P66">«Московский государственный технический университет</text:p>
            <text:p text:style-name="P66">имени Н.Э. Баумана</text:p>
            <text:p text:style-name="P65">(национальный исследовательский университет)»</text:p>
            <text:p text:style-name="P65">(МГТУ им. Н.Э. Баумана)</text:p>
          </table:table-cell>
        </table:table-row>
      </table:table>
      <text:p text:style-name="P69"/>
      <text:p text:style-name="P16"/>
      <text:p text:style-name="P70"><text:span text:style-name="T63">ФАКУЛЬТЕТ <text:tab/></text:span><text:span text:style-name="T64">Информатика и системы управления</text:span></text:p>
      <text:p text:style-name="P67"/>
      <text:p text:style-name="P67">КАФЕДРА <text:tab/><text:tab/>Программное обеспечение ЭВМ и информационные технологии</text:p>
      <text:p text:style-name="P68"/>
      <text:p text:style-name="P17"/>
      <text:p text:style-name="P17"/>
      <text:p text:style-name="P71"><text:span text:style-name="T55">ОТЧЕТ ПО </text:span><text:span text:style-name="T56">ЛАБОРАТОРНОЙ РАБОТЕ №1 «ДЛИННАЯ АРИФМЕТИКА»</text:span></text:p>
      <text:p text:style-name="P17"/>
      <text:p text:style-name="P17"/>
      <text:p text:style-name="P70"><text:span text:style-name="T65">Студент<text:tab/><text:tab/><text:tab/></text:span><text:span text:style-name="T66">Тузов Даниил Александрович</text:span></text:p>
      <text:p text:style-name="P19"/>
      <text:p text:style-name="P70"><text:span text:style-name="T65">Группа<text:tab/><text:tab/><text:tab/>ИУ7 – </text:span><text:span text:style-name="T67">3</text:span><text:span text:style-name="T68">2</text:span><text:span text:style-name="T65">Б </text:span></text:p>
      <text:p text:style-name="P17"/>
      <text:p text:style-name="P20">Преподаватель<text:tab/><text:tab/><text:span text:style-name="T87">Силантьева Александра Васильевна</text:span></text:p>
      <text:p text:style-name="P20"><text:tab/><text:tab/><text:tab/><text:tab/><text:span text:style-name="T87">Барышникова Марина Юрьевна</text:span></text:p>
      <text:p text:style-name="P18"/>
      <text:p text:style-name="P18"/>
      <text:p text:style-name="P18"/>
      <text:p text:style-name="P18"/>
      <text:p text:style-name="P17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72"/>
      <text:p text:style-name="P71"><text:span text:style-name="T69">20</text:span><text:span text:style-name="T70">2</text:span><text:span text:style-name="T71">3</text:span><text:span text:style-name="T69"> <text:s text:c="4"/></text:span><text:span text:style-name="T72">г.</text:span></text:p>
      <text:list xml:id="list3768331552" text:style-name="WWNum2">
        <text:list-header>
          <text:p text:style-name="P102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1493_1224043242" text:style-name="Index_20_Link" text:visited-style-name="Index_20_Link"><text:span text:style-name="T73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73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73">Описание структуры данных<text:tab/></text:span></text:a><text:span text:style-name="T74">4</text:span></text:p>
          <text:p text:style-name="P3"><text:a xlink:type="simple" xlink:href="#__RefHeading___Toc1499_1224043242" text:style-name="Index_20_Link" text:visited-style-name="Index_20_Link"><text:span text:style-name="T73">Описание алгоритма<text:tab/></text:span></text:a><text:span text:style-name="T74">5</text:span></text:p>
          <text:list xml:id="list2689448382" text:style-name="L1">
            <text:list-header>
              <text:p text:style-name="P113"><text:span text:style-name="T95">ОПИСАНИЕ ФУНКЦИЙ………………………………………………………………………………</text:span><text:span text:style-name="T94">.5</text:span></text:p>
            </text:list-header>
          </text:list>
          <text:p text:style-name="P3"><text:a xlink:type="simple" xlink:href="#__RefHeading___Toc1501_1224043242" text:style-name="Index_20_Link" text:visited-style-name="Index_20_Link"><text:span text:style-name="T73">Набор тестов<text:tab/></text:span></text:a><text:span text:style-name="T75">6</text:span></text:p>
          <text:p text:style-name="P6"><text:span text:style-name="T73">Ответы на контрольные вопросы………………………………………………………...</text:span><text:span text:style-name="T75">8</text:span></text:p>
          <text:p text:style-name="P4"><text:a xlink:type="simple" xlink:href="#__RefHeading___Toc1505_1224043242" text:style-name="Index_20_Link" text:visited-style-name="Index_20_Link"><text:span text:style-name="T73">Вывод<text:tab/></text:span></text:a><text:span text:style-name="T75">8</text:span></text:p>
        </text:index-body>
      </text:table-of-content>
      <text:p text:style-name="P91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13" text:outline-level="1"><text:soft-page-break/></text:h>
      <text:h text:style-name="P10" text:outline-level="1"><text:bookmark-start text:name="__RefHeading___Toc1493_1224043242"/>Описание УСЛОВИЯ ЗАДАЧИ<text:bookmark-end text:name="__RefHeading___Toc1493_1224043242"/></text:h>
      <text:p text:style-name="P75">Смоделировать операцию деления действительного числа в</text:p>
      <text:p text:style-name="P12"><text:span text:style-name="T2">форме </text:span><text:span text:style-name="T4">+-</text:span><text:span text:style-name="T2">m.n Е </text:span><text:span text:style-name="T4">+-</text:span><text:span text:style-name="T2">K, где суммарная длина мантиссы (m+n) - до</text:span></text:p>
      <text:p text:style-name="P75">35 значащих цифр, а величина порядка K - до 5 цифр, на</text:p>
      <text:p text:style-name="P75">целое число длиной до 35 десятичных цифр. Результат</text:p>
      <text:p text:style-name="P12"><text:span text:style-name="T2">выдать в форме </text:span><text:span text:style-name="T5">+-</text:span><text:span text:style-name="T2">0.m1 Е </text:span><text:span text:style-name="T5">+-</text:span><text:span text:style-name="T2">K1, где m1 - до 35 значащих цифр,</text:span></text:p>
      <text:p text:style-name="P75">а K1 - до 5 цифр.</text:p>
      <text:p text:style-name="P74"/>
      <text:h text:style-name="P10" text:outline-level="1"><text:bookmark-start text:name="__RefHeading___Toc1495_1224043242"/>Описание технического задания<text:bookmark-end text:name="__RefHeading___Toc1495_1224043242"/></text:h>
      <text:list xml:id="list1238486702" text:style-name="L2">
        <text:list-header>
          <text:p text:style-name="P103">Входные данные:</text:p>
          <text:p text:style-name="P114"><text:span text:style-name="T6">Действительное число в </text:span><text:span text:style-name="T8">формате</text:span><text:span text:style-name="T6"> +-m.nE+-K, где </text:span><text:span text:style-name="T7">len(</text:span><text:span text:style-name="T6">n</text:span><text:span text:style-name="T7">)</text:span><text:span text:style-name="T6"> + </text:span><text:span text:style-name="T7">len(</text:span><text:span text:style-name="T6">m) &lt;= 35 и -99999 &lt;= K &lt;= 99999 </text:span></text:p>
          <text:p text:style-name="P105">И целое число в формате +-K, где len(K) &lt;= 35</text:p>
          <text:p text:style-name="P104">Выходные данные:</text:p>
          <text:p text:style-name="P124"><text:span text:style-name="T50">Действительное</text:span><text:span text:style-name="T49"> число в </text:span><text:span text:style-name="T50">формате</text:span><text:span text:style-name="T49"> </text:span><text:span text:style-name="T51">+-m.nE+-K, где </text:span><text:span text:style-name="T52">len(</text:span><text:span text:style-name="T51">n</text:span><text:span text:style-name="T52">)</text:span><text:span text:style-name="T51"> + </text:span><text:span text:style-name="T52">len(</text:span><text:span text:style-name="T51">m) &lt;= 35 и -99999 &lt;= K &lt;= 99999</text:span><text:span text:style-name="T48"> </text:span></text:p>
          <text:p text:style-name="P104"><text:span text:style-name="T80">Описание п</text:span>рограммы:</text:p>
          <text:p text:style-name="P106">Деление действительного числа на целое</text:p>
          <text:p text:style-name="P118"><text:span text:style-name="T16">Способ о</text:span><text:span text:style-name="T14">бращени</text:span><text:span text:style-name="T16">я</text:span><text:span text:style-name="T14"> к программе:</text:span><text:span text:style-name="T15"> </text:span></text:p>
          <text:p text:style-name="P115"><text:span text:style-name="T9">З</text:span><text:span text:style-name="T3">апускается через терминал</text:span><text:span text:style-name="T9">.</text:span><text:span text:style-name="T3"> </text:span><text:span text:style-name="T9">Сначала вводится действительное число, а потом целое</text:span></text:p>
          <text:p text:style-name="P123"><text:span text:style-name="T3">А</text:span><text:span text:style-name="T2">варийные ситуации:</text:span></text:p>
        </text:list-header>
        <text:list-item>
          <text:p text:style-name="P119"><text:span text:style-name="T18">Некорректный ввод: </text:span><text:span text:style-name="T25">переполнения буффера при считывании строки, в которой записано наше число</text:span><text:span text:style-name="T18"><text:line-break/></text:span><text:span text:style-name="T19">Код ошибки – </text:span><text:span text:style-name="T26">5</text:span><text:span text:style-name="T19">.</text:span></text:p>
        </text:list-item>
        <text:list-item>
          <text:p text:style-name="P119"><text:span text:style-name="T30">Некорректный ввод: </text:span><text:span text:style-name="T34">не удалось считать строку в буффер</text:span><text:span text:style-name="T30"><text:line-break/></text:span><text:span text:style-name="T31">Код ошибки – </text:span><text:span text:style-name="T35">1</text:span><text:span text:style-name="T31">.</text:span></text:p>
        </text:list-item>
        <text:list-item>
          <text:p text:style-name="P120"><text:span text:style-name="T19"><text:s/></text:span><text:span text:style-name="T20">Некорректный ввод: </text:span><text:span text:style-name="T26">строка не соответствует формату действительного числа</text:span><text:span text:style-name="T21"><text:line-break/></text:span><text:span text:style-name="T19">Код ошибки – </text:span><text:span text:style-name="T26">2</text:span><text:span text:style-name="T19">.</text:span></text:p>
        </text:list-item>
        <text:list-item>
          <text:p text:style-name="P120"><text:span text:style-name="T19"><text:s/></text:span><text:span text:style-name="T20">Некорректный ввод: </text:span><text:span text:style-name="T27">строка не соответствует формату целого числа</text:span><text:span text:style-name="T21"><text:line-break/></text:span><text:span text:style-name="T19">Код ошибки – </text:span><text:span text:style-name="T27">3</text:span><text:span text:style-name="T19">.</text:span></text:p>
        </text:list-item>
        <text:list-item>
          <text:p text:style-name="P121"><text:span text:style-name="T18">Н</text:span><text:span text:style-name="T17">екорректный в</text:span><text:span text:style-name="T28">вод: слишком много цифр в мантиссе действительного числа или же в порядке действительного числа </text:span><text:soft-page-break/><text:span text:style-name="T28">или же слишком много цифр в записи целого числа</text:span><text:span text:style-name="T17"><text:line-break/>Код ошибки – </text:span><text:span text:style-name="T28">4</text:span><text:span text:style-name="T17">.</text:span></text:p>
        </text:list-item>
        <text:list-item>
          <text:p text:style-name="P107"><text:span text:style-name="T81">Невозможность деления (деление на ноль)</text:span><text:line-break/>Код ошибки – 6.</text:p>
        </text:list-item>
        <text:list-item>
          <text:p text:style-name="P108">Переполнение порядка в ответе<text:line-break/><text:span text:style-name="T89">Код ошибки – </text:span><text:span text:style-name="T90">7</text:span><text:span text:style-name="T89">.</text:span></text:p>
        </text:list-item>
      </text:list>
      <text:h text:style-name="P11" text:outline-level="1"><text:bookmark-start text:name="__RefHeading___Toc1497_1224043242"/>Описание структур данных<text:bookmark-end text:name="__RefHeading___Toc1497_1224043242"/></text:h>
      <text:p text:style-name="P14"><text:span text:style-name="T54">Д</text:span><text:span text:style-name="T53">ля считывания чисел из консоли используются строки</text:span><text:span text:style-name="T42">. Затем числа, хранимые в строках, записываются в соответствующие структуры</text:span></text:p>
      <text:p text:style-name="P94"/>
      <text:p text:style-name="P15"><text:span text:style-name="T42">С</text:span><text:span text:style-name="T40">труктура действительного числа:</text:span></text:p>
      <text:p text:style-name="P94"/>
      <text:p text:style-name="P97">struct real_t<text:line-break/>{<text:line-break/>bool mant_sign;<text:line-break/>int mant[MANT_LEN];<text:line-break/>size_t mant_len;<text:line-break/>bool exp_sign;<text:line-break/>int exp;<text:line-break/>};</text:p>
      <text:p text:style-name="P87">Поля:</text:p>
      <text:p text:style-name="P43"><text:span text:style-name="T43">m</text:span><text:span text:style-name="T46">ant</text:span><text:span text:style-name="T43">_sign</text:span><text:span text:style-name="T44"> – </text:span><text:span text:style-name="T43">знак мантиссы</text:span></text:p>
      <text:p text:style-name="P45"><text:span text:style-name="T38">mant</text:span><text:span text:style-name="T1"> — мантисса</text:span></text:p>
      <text:p text:style-name="P90">mant_len — длина мантиссы</text:p>
      <text:p text:style-name="P89">exp_sign — знак порядка</text:p>
      <text:p text:style-name="P89">exp — значение порядка</text:p>
      <text:p text:style-name="P93"/>
      <text:p text:style-name="P93">Структура целого числа:</text:p>
      <text:p text:style-name="P92"/>
      <text:p text:style-name="P96">struct int_t<text:line-break/>{<text:line-break/>bool sign;<text:line-break/>int mant[MANT_LEN];<text:line-break/>size_t mant_len;<text:line-break/>};</text:p>
      <text:p text:style-name="P88">Поля:</text:p>
      <text:p text:style-name="P44"><text:soft-page-break/><text:span text:style-name="T43">sign</text:span><text:span text:style-name="T44"> – </text:span><text:span text:style-name="T43">знак </text:span><text:span text:style-name="T45">числа</text:span></text:p>
      <text:p text:style-name="P44"><text:span text:style-name="T39">mant</text:span><text:span text:style-name="T37"> — </text:span><text:span text:style-name="T39">само число</text:span></text:p>
      <text:p text:style-name="P46"><text:span text:style-name="T37">m</text:span><text:span text:style-name="T1">ant_len — количество цифр числа</text:span></text:p>
      <text:h text:style-name="P11" text:outline-level="1"><text:bookmark-start text:name="__RefHeading___Toc1499_1224043242"/>Описание алгоритма<text:bookmark-end text:name="__RefHeading___Toc1499_1224043242"/></text:h>
      <text:list xml:id="list114613255129997" text:continue-list="list2689448382" text:style-name="L1">
        <text:list-item>
          <text:p text:style-name="P122"><text:span text:style-name="T23">Программа считывает две строки, одна </text:span><text:span text:style-name="T18">содержит</text:span><text:span text:style-name="T23"> </text:span><text:span text:style-name="T22">действительное</text:span><text:span text:style-name="T23"> число, </text:span><text:span text:style-name="T18">другая</text:span><text:span text:style-name="T23"> — </text:span><text:span text:style-name="T22">целое</text:span></text:p>
        </text:list-item>
        <text:list-item>
          <text:p text:style-name="P116"><text:span text:style-name="T2">Строки </text:span><text:span text:style-name="T10">проверяются на корректность записи действительного числа и целого числа</text:span></text:p>
        </text:list-item>
        <text:list-item>
          <text:p text:style-name="P110">Проверяется корректность количества цифр в записе чисел</text:p>
        </text:list-item>
        <text:list-item>
          <text:p text:style-name="P109">Числа записываются в соответствующие структуры (из записи чисел убираются ведущие нули, действительное число сразу нормализуется)</text:p>
        </text:list-item>
        <text:list-item>
          <text:p text:style-name="P117"><text:span text:style-name="T41">В</text:span><text:span text:style-name="T40">ыполняется деление чисел “в столбик”</text:span></text:p>
        </text:list-item>
        <text:list-item>
          <text:p text:style-name="P111">Результат записывается в новую переменную в нормализованном виде</text:p>
        </text:list-item>
        <text:list-item>
          <text:p text:style-name="P111">Результат выводится на экран</text:p>
          <text:p text:style-name="P112"/>
          <text:p text:style-name="P112">ОПИСАНИЕ ФУНКЦИЙ</text:p>
          <text:p text:style-name="P125"><text:span text:style-name="T93">int read_string(FILE *f, char *str);</text:span> -<text:span text:style-name="T76"> </text:span><text:span text:style-name="T77">функция, которая читает из потока f строку str</text:span></text:p>
        </text:list-item>
      </text:list>
      <text:p text:style-name="P99"><text:span text:style-name="T92">bool is_correct_exp_val(const char *str, size_t *col_digit_m, size_t *col_digit_k);</text:span><text:span text:style-name="T91"> </text:span><text:span text:style-name="T78">- </text:span><text:span text:style-name="T79">функция, которая проверяет на корректность вещественное число записанное в строке str и записывает количество цифр в мантиссе и в показателе в соответствующие переменные col_digit_m и col_digit_k</text:span></text:p>
      <text:p text:style-name="P98"><text:span text:style-name="T93">bool is_correct_int_val(const char *str, size_t *col_digit);</text:span><text:span text:style-name="T76">- </text:span><text:span text:style-name="T77">функция, которая проверяет на корректность целое чисо записанное в строке str и записывает количество цифр в col_digit</text:span></text:p>
      <text:p text:style-name="P99"><text:span text:style-name="T93">void convert_real(const char *real_string, real_t *val);</text:span> <text:span text:style-name="T76">- </text:span><text:span text:style-name="T77">функция, которая конвертирует строку real_string, в которой записано вещественное число, в структурную переменную вещественного числа (записывает в нормализованном виде)</text:span></text:p>
      <text:p text:style-name="P99"><text:span text:style-name="T93">void convert_int(const char *int_string, int_t *val);</text:span> <text:span text:style-name="T76">- </text:span><text:span text:style-name="T77">функция, которая конвертирует целое число, записанное в int_string, в специальную структурную переменную этого целого числа</text:span></text:p>
      <text:p text:style-name="P99"><text:span text:style-name="T93">int compare(const int arr1[], size_t n1, const int arr2[], size_t n2);</text:span> <text:span text:style-name="T76">- </text:span><text:span text:style-name="T77">функция сравнения двух длинных чисел, цифры которых записаны в массивах arr1 и arr2 соответственно</text:span></text:p>
      <text:p text:style-name="P99"><text:soft-page-break/><text:span text:style-name="T93">void subtraction(int arr1[], size_t *n1, const int arr2[], size_t n2);</text:span> <text:span text:style-name="T76">- </text:span><text:span text:style-name="T77">функция вычитания из двух длинных чисел (результат сохраняется в <text:s/>arr1)</text:span></text:p>
      <text:p text:style-name="P100"><text:span text:style-name="T93">int division(real_t *dividend, int_t *divider, real_t *res);</text:span><text:span text:style-name="T76">- </text:span><text:span text:style-name="T77">функция, деления вещественного числа dividend на целое число divider, результат записывается в res</text:span></text:p>
      <text:p text:style-name="P100"><text:span text:style-name="T93">void print_res(real_t *res);</text:span> <text:span text:style-name="T76">- </text:span><text:span text:style-name="T77">функция печати вещественного числа</text:span></text:p>
      <text:h text:style-name="P101" text:outline-level="1"><text:bookmark-start text:name="__RefHeading___Toc1501_1224043242"/>Набор тестов<text:bookmark-end text:name="__RefHeading___Toc1501_122404324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3">№</text:p>
          </table:table-cell>
          <table:table-cell table:style-name="Table1.A1" office:value-type="string">
            <text:p text:style-name="P21"><text:span text:style-name="T82">Описание</text:span> теста</text:p>
          </table:table-cell>
          <table:table-cell table:style-name="Table1.A1" office:value-type="string">
            <text:p text:style-name="P24">Действительное</text:p>
          </table:table-cell>
          <table:table-cell table:style-name="Table1.A1" office:value-type="string">
            <text:p text:style-name="P24">Целое</text:p>
          </table:table-cell>
          <table:table-cell table:style-name="Table1.E1" office:value-type="string">
            <text:p text:style-name="P24">Результат</text:p>
          </table:table-cell>
        </table:table-row>
        <table:table-row table:style-name="Table1.2"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24">Буква вместо действительного числа</text:p>
          </table:table-cell>
          <table:table-cell table:style-name="Table1.A2" office:value-type="string">
            <text:p text:style-name="P24">a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95">Ошибка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24">Буква вместо целого числа</text:p>
          </table:table-cell>
          <table:table-cell table:style-name="Table1.A2" office:value-type="string">
            <text:p text:style-name="P24">1e1</text:p>
          </table:table-cell>
          <table:table-cell table:style-name="Table1.A2" office:value-type="string">
            <text:p text:style-name="P24">a</text:p>
          </table:table-cell>
          <table:table-cell table:style-name="Table1.E3" office:value-type="string">
            <text:p text:style-name="P56">Ошибка</text:p>
          </table:table-cell>
        </table:table-row>
        <table:table-row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24">Слишком <text:span text:style-name="T83">большая</text:span> <text:span text:style-name="T83">мантисса</text:span></text:p>
          </table:table-cell>
          <table:table-cell table:style-name="Table1.A2" office:value-type="string">
            <text:p text:style-name="P50">111111111111111111111111111111111111111111111111111111111111111111111111111E23</text:p>
          </table:table-cell>
          <table:table-cell table:style-name="Table1.A2" office:value-type="string">
            <text:p text:style-name="P50">-<text:span text:style-name="T82">1</text:span></text:p>
          </table:table-cell>
          <table:table-cell table:style-name="Table1.E3" office:value-type="string">
            <text:p text:style-name="P38">Ошибка</text:p>
          </table:table-cell>
        </table:table-row>
        <table:table-row>
          <table:table-cell table:style-name="Table1.A2" office:value-type="string">
            <text:p text:style-name="P49">4</text:p>
          </table:table-cell>
          <table:table-cell table:style-name="Table1.A2" office:value-type="string">
            <text:p text:style-name="P24">Слишком большой порядок</text:p>
          </table:table-cell>
          <table:table-cell table:style-name="Table1.A2" office:value-type="string">
            <text:p text:style-name="P51">1e23232323</text:p>
          </table:table-cell>
          <table:table-cell table:style-name="Table1.A2" office:value-type="string">
            <text:p text:style-name="P36"><text:span text:style-name="T82">2</text:span>3</text:p>
          </table:table-cell>
          <table:table-cell table:style-name="Table1.E3" office:value-type="string">
            <text:p text:style-name="P33"><text:s/><text:span text:style-name="T82">Ошибка</text:span></text:p>
          </table:table-cell>
        </table:table-row>
        <table:table-row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25">Слишком много цифр в записи целого числа</text:p>
          </table:table-cell>
          <table:table-cell table:style-name="Table1.A2" office:value-type="string">
            <text:p text:style-name="P57">1e1</text:p>
          </table:table-cell>
          <table:table-cell table:style-name="Table1.A2" office:value-type="string">
            <text:p text:style-name="P52">123333333333333333333222222222222222211111111111111112222222223333333</text:p>
          </table:table-cell>
          <table:table-cell table:style-name="Table1.E3" office:value-type="string">
            <text:p text:style-name="P39">Ошибка</text:p>
          </table:table-cell>
        </table:table-row>
        <table:table-row>
          <table:table-cell table:style-name="Table1.A2" office:value-type="string">
            <text:p text:style-name="P49">6</text:p>
          </table:table-cell>
          <table:table-cell table:style-name="Table1.A2" office:value-type="string">
            <text:p text:style-name="P39"><text:span text:style-name="T59">Д</text:span><text:span text:style-name="T58">еление на ноль</text:span>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25">0</text:p>
          </table:table-cell>
          <table:table-cell table:style-name="Table1.E3" office:value-type="string">
            <text:p text:style-name="P39">Ошибка</text:p>
          </table:table-cell>
        </table:table-row>
        <table:table-row>
          <table:table-cell table:style-name="Table1.A2" office:value-type="string">
            <text:p text:style-name="P49">7</text:p>
          </table:table-cell>
          <table:table-cell table:style-name="Table1.A2" office:value-type="string">
            <text:p text:style-name="P41"><text:span text:style-name="T59">Д</text:span><text:span text:style-name="T58">ва знака в записи действительного числа</text:span></text:p>
          </table:table-cell>
          <table:table-cell table:style-name="Table1.A2" office:value-type="string">
            <text:p text:style-name="P52">--1<text:span text:style-name="T84">2</text:span></text:p>
          </table:table-cell>
          <table:table-cell table:style-name="Table1.A2" office:value-type="string">
            <text:p text:style-name="P58">3</text:p>
          </table:table-cell>
          <table:table-cell table:style-name="Table1.E3" office:value-type="string">
            <text:p text:style-name="P40">Ошибка</text:p>
          </table:table-cell>
        </table:table-row>
        <table:table-row>
          <table:table-cell table:style-name="Table1.A2" office:value-type="string">
            <text:p text:style-name="P49">8</text:p>
          </table:table-cell>
          <table:table-cell table:style-name="Table1.A2" office:value-type="string">
            <text:p text:style-name="P42"><text:span text:style-name="T60">Д</text:span><text:span text:style-name="T58">ве точки в записи действительного</text:span></text:p>
          </table:table-cell>
          <table:table-cell table:style-name="Table1.A2" office:value-type="string">
            <text:p text:style-name="P53">12..E4</text:p>
          </table:table-cell>
          <table:table-cell table:style-name="Table1.A2" office:value-type="string">
            <text:p text:style-name="P58">5</text:p>
          </table:table-cell>
          <table:table-cell table:style-name="Table1.E3" office:value-type="string">
            <text:p text:style-name="P34"><text:span text:style-name="T83">Ошибка</text:span> </text:p>
          </table:table-cell>
        </table:table-row>
        <table:table-row>
          <table:table-cell table:style-name="Table1.A2" office:value-type="string">
            <text:p text:style-name="P49">9</text:p>
          </table:table-cell>
          <table:table-cell table:style-name="Table1.A2" office:value-type="string">
            <text:p text:style-name="P42"><text:span text:style-name="T59">Э</text:span><text:span text:style-name="T58">кспонента без значения</text:span></text:p>
          </table:table-cell>
          <table:table-cell table:style-name="Table1.A2" office:value-type="string">
            <text:p text:style-name="P54">12E</text:p>
          </table:table-cell>
          <table:table-cell table:style-name="Table1.A2" office:value-type="string">
            <text:p text:style-name="P58">1</text:p>
          </table:table-cell>
          <table:table-cell table:style-name="Table1.E3" office:value-type="string">
            <text:p text:style-name="P40">Ошибка</text:p>
          </table:table-cell>
        </table:table-row>
        <table:table-row>
          <table:table-cell table:style-name="Table1.A2" office:value-type="string">
            <text:p text:style-name="P48">1<text:span text:style-name="T62">0</text:span></text:p>
          </table:table-cell>
          <table:table-cell table:style-name="Table1.A2" office:value-type="string">
            <text:p text:style-name="P26">Ни одной значащей цифры</text:p>
          </table:table-cell>
          <table:table-cell table:style-name="Table1.A2" office:value-type="string">
            <text:p text:style-name="P26">.E2</text:p>
          </table:table-cell>
          <table:table-cell table:style-name="Table1.A2" office:value-type="string">
            <text:p text:style-name="P42">1</text:p>
          </table:table-cell>
          <table:table-cell table:style-name="Table1.E3" office:value-type="string">
            <text:p text:style-name="P79">Ошибка</text:p>
          </table:table-cell>
        </table:table-row>
        <text:soft-page-break/>
        <table:table-row>
          <table:table-cell table:style-name="Table1.A2" office:value-type="string">
            <text:p text:style-name="P48">1<text:span text:style-name="T62">1</text:span></text:p>
          </table:table-cell>
          <table:table-cell table:style-name="Table1.A2" office:value-type="string">
            <text:p text:style-name="P26">Два знака в записи целого</text:p>
          </table:table-cell>
          <table:table-cell table:style-name="Table1.A2" office:value-type="string">
            <text:p text:style-name="P59">2</text:p>
          </table:table-cell>
          <table:table-cell table:style-name="Table1.A2" office:value-type="string">
            <text:p text:style-name="P37">--<text:span text:style-name="T85">1</text:span></text:p>
          </table:table-cell>
          <table:table-cell table:style-name="Table1.E3" office:value-type="string">
            <text:p text:style-name="P79">Ошибка</text:p>
          </table:table-cell>
        </table:table-row>
        <table:table-row table:style-name="Table1.13">
          <table:table-cell table:style-name="Table1.A2" office:value-type="string">
            <text:p text:style-name="P48">1<text:span text:style-name="T62">2</text:span></text:p>
          </table:table-cell>
          <table:table-cell table:style-name="Table1.A2" office:value-type="string">
            <text:p text:style-name="P26">Точка в записи целого</text:p>
          </table:table-cell>
          <table:table-cell table:style-name="Table1.A2" office:value-type="string">
            <text:p text:style-name="P59">12</text:p>
          </table:table-cell>
          <table:table-cell table:style-name="Table1.A2" office:value-type="string">
            <text:p text:style-name="P42">12.3</text:p>
          </table:table-cell>
          <table:table-cell table:style-name="Table1.E3" office:value-type="string">
            <text:p text:style-name="P79">Ошибка</text:p>
          </table:table-cell>
        </table:table-row>
        <table:table-row>
          <table:table-cell table:style-name="Table1.A2" office:value-type="string">
            <text:p text:style-name="P48">1<text:span text:style-name="T62">3</text:span></text:p>
          </table:table-cell>
          <table:table-cell table:style-name="Table1.A2" office:value-type="string">
            <text:p text:style-name="P26">Экспонента в записи целого</text:p>
          </table:table-cell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42">12E1</text:p>
          </table:table-cell>
          <table:table-cell table:style-name="Table1.E3" office:value-type="string">
            <text:p text:style-name="P79">Ошибка</text:p>
          </table:table-cell>
        </table:table-row>
        <table:table-row>
          <table:table-cell table:style-name="Table1.A2" office:value-type="string">
            <text:p text:style-name="P60">14</text:p>
          </table:table-cell>
          <table:table-cell table:style-name="Table1.A2" office:value-type="string">
            <text:p text:style-name="P27">Переполнение порядка в ответе</text:p>
          </table:table-cell>
          <table:table-cell table:style-name="Table1.A2" office:value-type="string">
            <text:p text:style-name="P27">99999e99999</text:p>
          </table:table-cell>
          <table:table-cell table:style-name="Table1.A2" office:value-type="string">
            <text:p text:style-name="P47">1</text:p>
          </table:table-cell>
          <table:table-cell table:style-name="Table1.E3" office:value-type="string">
            <text:p text:style-name="P81">Ошибка</text:p>
          </table:table-cell>
        </table:table-row>
        <table:table-row>
          <table:table-cell table:style-name="Table1.A2" office:value-type="string">
            <text:p text:style-name="P128">15</text:p>
          </table:table-cell>
          <table:table-cell table:style-name="Table1.A2" office:value-type="string">
            <text:p text:style-name="P127">Переполнение порядка в нижнюю сторону</text:p>
          </table:table-cell>
          <table:table-cell table:style-name="Table1.A2" office:value-type="string">
            <text:p text:style-name="P127">0.001e-99999</text:p>
          </table:table-cell>
          <table:table-cell table:style-name="Table1.A2" office:value-type="string">
            <text:p text:style-name="P129">1</text:p>
          </table:table-cell>
          <table:table-cell table:style-name="Table1.E3" office:value-type="string">
            <text:p text:style-name="P130">Ошибка</text:p>
          </table:table-cell>
        </table:table-row>
        <table:table-row>
          <table:table-cell table:style-name="Table1.A2" office:value-type="string">
            <text:p text:style-name="P48">1<text:span text:style-name="T96">6</text:span></text:p>
          </table:table-cell>
          <table:table-cell table:style-name="Table1.A2" office:value-type="string">
            <text:p text:style-name="P26">Деление целого на целое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7">1</text:p>
          </table:table-cell>
          <table:table-cell table:style-name="Table1.E3" office:value-type="string">
            <text:p text:style-name="P80">0.1E1</text:p>
          </table:table-cell>
        </table:table-row>
        <table:table-row>
          <table:table-cell table:style-name="Table1.A2" office:value-type="string">
            <text:p text:style-name="P48">1<text:span text:style-name="T96">7</text:span></text:p>
          </table:table-cell>
          <table:table-cell table:style-name="Table1.A2" office:value-type="string">
            <text:p text:style-name="P26">Деление вещественного на целое</text:p>
          </table:table-cell>
          <table:table-cell table:style-name="Table1.A2" office:value-type="string">
            <text:p text:style-name="P26">1E-35</text:p>
          </table:table-cell>
          <table:table-cell table:style-name="Table1.A2" office:value-type="string">
            <text:p text:style-name="P23">1</text:p>
          </table:table-cell>
          <table:table-cell table:style-name="Table1.E3" office:value-type="string">
            <text:p text:style-name="P80">0.1E-34</text:p>
          </table:table-cell>
        </table:table-row>
        <table:table-row>
          <table:table-cell table:style-name="Table1.A2" office:value-type="string">
            <text:p text:style-name="P48">1<text:span text:style-name="T96">8</text:span></text:p>
          </table:table-cell>
          <table:table-cell table:style-name="Table1.A2" office:value-type="string">
            <text:p text:style-name="P26">Деление отрицательного на отрицательное</text:p>
          </table:table-cell>
          <table:table-cell table:style-name="Table1.A2" office:value-type="string">
            <text:p text:style-name="P48">-<text:span text:style-name="T85">111</text:span></text:p>
          </table:table-cell>
          <table:table-cell table:style-name="Table1.A2" office:value-type="string">
            <text:p text:style-name="P55">-<text:span text:style-name="T85">1</text:span></text:p>
          </table:table-cell>
          <table:table-cell table:style-name="Table1.E3" office:value-type="string">
            <text:p text:style-name="P77">0.111E3</text:p>
          </table:table-cell>
        </table:table-row>
        <table:table-row>
          <table:table-cell table:style-name="Table1.A2" office:value-type="string">
            <text:p text:style-name="P49">1<text:span text:style-name="T96">9</text:span></text:p>
          </table:table-cell>
          <table:table-cell table:style-name="Table1.A2" office:value-type="string">
            <text:p text:style-name="P26">Деление отрицательного на положительное</text:p>
          </table:table-cell>
          <table:table-cell table:style-name="Table1.A2" office:value-type="string">
            <text:p text:style-name="P55">-<text:span text:style-name="T85">121</text:span></text:p>
          </table:table-cell>
          <table:table-cell table:style-name="Table1.A2" office:value-type="string">
            <text:p text:style-name="P26">11</text:p>
          </table:table-cell>
          <table:table-cell table:style-name="Table1.E3" office:value-type="string">
            <text:p text:style-name="P76">-0.11E2</text:p>
          </table:table-cell>
        </table:table-row>
        <table:table-row>
          <table:table-cell table:style-name="Table1.A2" office:value-type="string">
            <text:p text:style-name="P128">20</text:p>
          </table:table-cell>
          <table:table-cell table:style-name="Table1.A2" office:value-type="string">
            <text:p text:style-name="P26">Деление отрицательного действительного на положительное</text:p>
          </table:table-cell>
          <table:table-cell table:style-name="Table1.A2" office:value-type="string">
            <text:p text:style-name="P48">-<text:span text:style-name="T85">121.121</text:span></text:p>
          </table:table-cell>
          <table:table-cell table:style-name="Table1.A2" office:value-type="string">
            <text:p text:style-name="P59">11</text:p>
          </table:table-cell>
          <table:table-cell table:style-name="Table1.E3" office:value-type="string">
            <text:p text:style-name="P78">-0.11011E2</text:p>
          </table:table-cell>
        </table:table-row>
        <table:table-row>
          <table:table-cell table:style-name="Table1.A22" office:value-type="string">
            <text:p text:style-name="P60">2<text:span text:style-name="T96">1</text:span></text:p>
          </table:table-cell>
          <table:table-cell table:style-name="Table1.B22" office:value-type="string">
            <text:p text:style-name="P26">Граничный тест: деление на очень большое</text:p>
          </table:table-cell>
          <table:table-cell table:style-name="Table1.C22" office:value-type="string">
            <text:p text:style-name="P59">0.1</text:p>
          </table:table-cell>
          <table:table-cell table:style-name="Table1.D22" office:value-type="string">
            <text:p text:style-name="P55">10000000000000000000000000000000000</text:p>
          </table:table-cell>
          <table:table-cell table:style-name="Table1.E22" office:value-type="string">
            <text:p text:style-name="P78">0.1E-34</text:p>
          </table:table-cell>
        </table:table-row>
        <table:table-row>
          <table:table-cell table:style-name="Table1.A23" office:value-type="string">
            <text:p text:style-name="P59">2<text:span text:style-name="T96">2</text:span></text:p>
          </table:table-cell>
          <table:table-cell table:style-name="Table1.B23" office:value-type="string">
            <text:p text:style-name="P26">Ноль делится на что-то</text:p>
          </table:table-cell>
          <table:table-cell table:style-name="Table1.C23" office:value-type="string">
            <text:p text:style-name="P59">0</text:p>
          </table:table-cell>
          <table:table-cell table:style-name="Table1.D23" office:value-type="string">
            <text:p text:style-name="P59">10000</text:p>
          </table:table-cell>
          <table:table-cell table:style-name="Table1.E23" office:value-type="string">
            <text:p text:style-name="P78">0.E1</text:p>
          </table:table-cell>
        </table:table-row>
        <table:table-row>
          <table:table-cell table:style-name="Table1.A24" office:value-type="string">
            <text:p text:style-name="P59">2<text:span text:style-name="T96">3</text:span></text:p>
          </table:table-cell>
          <table:table-cell table:style-name="Table1.B24" office:value-type="string">
            <text:p text:style-name="P26">Числа с ведущими нулями</text:p>
          </table:table-cell>
          <table:table-cell table:style-name="Table1.C24" office:value-type="string">
            <text:p text:style-name="P59">0000000000000000000000000000000000000011.11</text:p>
          </table:table-cell>
          <table:table-cell table:style-name="Table1.D24" office:value-type="string">
            <text:p text:style-name="P59">0000000000000000000000000000000000000011</text:p>
          </table:table-cell>
          <table:table-cell table:style-name="Table1.E24" office:value-type="string">
            <text:p text:style-name="P78">0.101E1</text:p>
          </table:table-cell>
        </table:table-row>
        <table:table-row>
          <table:table-cell table:style-name="Table1.A25" office:value-type="string">
            <text:p text:style-name="P61">2<text:span text:style-name="T96">4</text:span></text:p>
          </table:table-cell>
          <table:table-cell table:style-name="Table1.B25" office:value-type="string">
            <text:p text:style-name="P28">Тест на цепочное округление</text:p>
          </table:table-cell>
          <table:table-cell table:style-name="Table1.C25" office:value-type="string">
            <text:p text:style-name="P61">99999999999999999999999999999999999 (35 девяток)</text:p>
          </table:table-cell>
          <table:table-cell table:style-name="Table1.D25" office:value-type="string">
            <text:p text:style-name="P61">2</text:p>
          </table:table-cell>
          <table:table-cell table:style-name="Table1.E25" office:value-type="string">
            <text:p text:style-name="P82">0.5<text:span text:style-name="T97">E35</text:span></text:p>
          </table:table-cell>
        </table:table-row>
      </table:table>
      <text:h text:style-name="P8" text:outline-level="1"><text:soft-page-break/></text:h>
      <text:h text:style-name="P8" text:outline-level="1"/>
      <text:h text:style-name="P8" text:outline-level="1">Ответы на контрольные вопросы</text:h>
      <text:p text:style-name="P83">1. Каков возможный диапазон чисел, представляемых в ПК?</text:p>
      <text:p text:style-name="P30"><text:span text:style-name="T2">Если под хранение целого положительного числа выделено 16 разрядов, то его максимальное значение не может превышать 2</text:span><text:span text:style-name="T57">16</text:span><text:span text:style-name="T2">-1=65 535, если выделено 32 разряда, то максимальное значение составит 2</text:span><text:span text:style-name="T57">32</text:span><text:span text:style-name="T2">-1=4 294 967 295. Для 64 разрядов максимально возможное значение числа равно 2</text:span><text:span text:style-name="T57">64</text:span><text:span text:style-name="T2">-1=18 446 744 073 709 551 615</text:span></text:p>
      <text:p text:style-name="P83">2. Какова возможная точность представления чисел, чем она определяется?</text:p>
      <text:p text:style-name="P29"><text:span text:style-name="T11">Д</text:span><text:span text:style-name="T2">лина мантиссы определяет точность представления числа, а длина порядка ограничивает диапазон допустимых значений. Максимально под представление мантиссы отводится 52 </text:span><text:span text:style-name="T12">двоичных </text:span><text:span text:style-name="T2">разряда, а под представление порядка – 11 </text:span><text:span text:style-name="T13">двоичных </text:span><text:span text:style-name="T2">разрядов. В этом случае возможные значения чисел</text:span></text:p>
      <text:p text:style-name="P86">находятся в диапазоне от 3.6 E –4951 до 1.1 E +4932</text:p>
      <text:p text:style-name="P83">3. Какие стандартные операции возможны над числами?</text:p>
      <text:p text:style-name="P85"><text:span text:style-name="T86">С</text:span>ложени<text:span text:style-name="T86">е</text:span>, вычитани<text:span text:style-name="T86">е</text:span>, умножени<text:span text:style-name="T86">е</text:span>, деление, взятие остатка, сравнени<text:span text:style-name="T86">е</text:span><text:span text:style-name="T61">, </text:span><text:span text:style-name="T86">битовые сдвиги</text:span></text:p>
      <text:p text:style-name="P84">4. Какой тип данных может выбрать программист, если обрабатываемые числа превышают возможный диапазон представления чисел в ПК?</text:p>
      <text:p text:style-name="P31"><text:span text:style-name="T32">М</text:span><text:span text:style-name="T29">ассив символов/структуру, одно из полей которой массив символов</text:span></text:p>
      <text:p text:style-name="P83">5. Как можно осуществить операции над числами, выходящими за рамки машинного представления?</text:p>
      <text:p text:style-name="P31"><text:bookmark-start text:name="__RefHeading___Toc1505_1224043242"/><text:span text:style-name="T24">С </text:span><text:span text:style-name="T17">помощью длинной арифметики. Когда реализация стандартных операций ложится на плечи разработчика, который в свою очередь может реализовать длинную арифметику на специальных типах данных</text:span><text:bookmark-end text:name="__RefHeading___Toc1505_1224043242"/></text:p>
      <text:h text:style-name="P9" text:outline-level="1">Вывод</text:h>
      <text:p text:style-name="P32"><text:span text:style-name="T33">В </text:span><text:span text:style-name="T29">ходе этой работы я изучил понятие длинной арифметики — методологию представления чисел, выходящих за рамки машинного представления, в виде массивов символов и структур. Этот способ </text:span><text:span text:style-name="T36">оперирования с длинными числами довольно непростой в использовании, потому что написанные функция оказываются довольно тяжело </text:span><text:soft-page-break/><text:span text:style-name="T36">читаемыми в силу того, что приходится учитывать множество разных случаев</text:span></text:p>
      <text:h text:style-name="P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9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42</meta:editing-cycles>
    <meta:print-date>2019-11-26T17:37:00</meta:print-date>
    <meta:creation-date>2018-12-20T06:53:00</meta:creation-date>
    <dc:date>2023-09-26T11:46:12.961178393</dc:date>
    <meta:editing-duration>PT17H26M34S</meta:editing-duration>
    <meta:generator>LibreOffice/7.3.7.2$Linux_X86_64 LibreOffice_project/30$Build-2</meta:generator>
    <meta:document-statistic meta:table-count="2" meta:image-count="1" meta:object-count="0" meta:page-count="9" meta:paragraph-count="224" meta:word-count="1111" meta:character-count="7981" meta:non-whitespace-character-count="70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